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kmer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m_hairpin</text:p>
          </table:table-cell>
          <table:table-cell office:value-type="string" calcext:value-type="string">
            <text:p>tm_homodimer</text:p>
          </table:table-cell>
          <table:table-cell office:value-type="string" calcext:value-type="string">
            <text:p>seq_rc</text:p>
          </table:table-cell>
          <table:table-cell office:value-type="string" calcext:value-type="string">
            <text:p>tm_hairpin_rc</text:p>
          </table:table-cell>
          <table:table-cell office:value-type="string" calcext:value-type="string">
            <text:p>tm_homodimer_rc</text:p>
          </table:table-cell>
        </table:table-row>
        <table:table-row table:style-name="ro1">
          <table:table-cell office:value-type="string" calcext:value-type="string">
            <text:p>kmer_2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CCGGCGGTCTGTTCAGGGTTCCAAACTCA</text:p>
          </table:table-cell>
          <table:table-cell office:value-type="float" office:value="66.3940718284971" calcext:value-type="float">
            <text:p>66.3940718285</text:p>
          </table:table-cell>
          <table:table-cell office:value-type="float" office:value="28.3670922601998" calcext:value-type="float">
            <text:p>28.3670922602</text:p>
          </table:table-cell>
          <table:table-cell office:value-type="float" office:value="24.3606706846359" calcext:value-type="float">
            <text:p>24.3606706846</text:p>
          </table:table-cell>
          <table:table-cell office:value-type="string" calcext:value-type="string">
            <text:p>TGAGTTTGGAACCCTGAACAGACCGCCGGT</text:p>
          </table:table-cell>
          <table:table-cell office:value-type="float" office:value="36.6767979551719" calcext:value-type="float">
            <text:p>36.6767979552</text:p>
          </table:table-cell>
          <table:table-cell office:value-type="float" office:value="4.03963034492188" calcext:value-type="float">
            <text:p>4.0396303449</text:p>
          </table:table-cell>
        </table:table-row>
        <table:table-row table:style-name="ro1">
          <table:table-cell office:value-type="string" calcext:value-type="string">
            <text:p>kmer_3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CCGGCGGTCTGTTCAGGGTTCCAAACTCAT</text:p>
          </table:table-cell>
          <table:table-cell office:value-type="float" office:value="65.4544643259841" calcext:value-type="float">
            <text:p>65.454464326</text:p>
          </table:table-cell>
          <table:table-cell office:value-type="float" office:value="28.3670922601998" calcext:value-type="float">
            <text:p>28.3670922602</text:p>
          </table:table-cell>
          <table:table-cell office:value-type="float" office:value="16.7569837212843" calcext:value-type="float">
            <text:p>16.7569837213</text:p>
          </table:table-cell>
          <table:table-cell office:value-type="string" calcext:value-type="string">
            <text:p>ATGAGTTTGGAACCCTGAACAGACCGCCGG</text:p>
          </table:table-cell>
          <table:table-cell office:value-type="string" calcext:value-type="string">
            <text:p>NA</text:p>
          </table:table-cell>
          <table:table-cell office:value-type="float" office:value="-4.75190106699489" calcext:value-type="float">
            <text:p>-4.751901067</text:p>
          </table:table-cell>
        </table:table-row>
        <table:table-row table:style-name="ro1">
          <table:table-cell office:value-type="string" calcext:value-type="string">
            <text:p>kmer_3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GGCGGTCTGTTCAGGGTTCCAAACTCATA</text:p>
          </table:table-cell>
          <table:table-cell office:value-type="float" office:value="63.654529144113" calcext:value-type="float">
            <text:p>63.6545291441</text:p>
          </table:table-cell>
          <table:table-cell office:value-type="float" office:value="28.3670922601998" calcext:value-type="float">
            <text:p>28.3670922602</text:p>
          </table:table-cell>
          <table:table-cell office:value-type="float" office:value="-7.47213138270973" calcext:value-type="float">
            <text:p>-7.4721313827</text:p>
          </table:table-cell>
          <table:table-cell office:value-type="string" calcext:value-type="string">
            <text:p>TATGAGTTTGGAACCCTGAACAGACCGCCG</text:p>
          </table:table-cell>
          <table:table-cell office:value-type="string" calcext:value-type="string">
            <text:p>NA</text:p>
          </table:table-cell>
          <table:table-cell office:value-type="float" office:value="0.499886976799246" calcext:value-type="float">
            <text:p>0.4998869768</text:p>
          </table:table-cell>
        </table:table-row>
        <table:table-row table:style-name="ro1">
          <table:table-cell office:value-type="string" calcext:value-type="string">
            <text:p>kmer_3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GCGGTCTGTTCAGGGTTCCAAACTCATAG</text:p>
          </table:table-cell>
          <table:table-cell office:value-type="float" office:value="62.4749539733879" calcext:value-type="float">
            <text:p>62.4749539734</text:p>
          </table:table-cell>
          <table:table-cell office:value-type="float" office:value="28.3670922601998" calcext:value-type="float">
            <text:p>28.3670922602</text:p>
          </table:table-cell>
          <table:table-cell office:value-type="float" office:value="-2.73389910900931" calcext:value-type="float">
            <text:p>-2.733899109</text:p>
          </table:table-cell>
          <table:table-cell office:value-type="string" calcext:value-type="string">
            <text:p>CTATGAGTTTGGAACCCTGAACAGACCGCC</text:p>
          </table:table-cell>
          <table:table-cell office:value-type="string" calcext:value-type="string">
            <text:p>NA</text:p>
          </table:table-cell>
          <table:table-cell office:value-type="float" office:value="0.499886976799246" calcext:value-type="float">
            <text:p>0.4998869768</text:p>
          </table:table-cell>
        </table:table-row>
        <table:table-row table:style-name="ro1">
          <table:table-cell office:value-type="string" calcext:value-type="string">
            <text:p>kmer_3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GCGGTCTGTTCAGGGTTCCAAACTCATAGT</text:p>
          </table:table-cell>
          <table:table-cell office:value-type="float" office:value="62.0158758494678" calcext:value-type="float">
            <text:p>62.0158758495</text:p>
          </table:table-cell>
          <table:table-cell office:value-type="float" office:value="28.3670922601998" calcext:value-type="float">
            <text:p>28.3670922602</text:p>
          </table:table-cell>
          <table:table-cell office:value-type="float" office:value="-2.73389910900931" calcext:value-type="float">
            <text:p>-2.733899109</text:p>
          </table:table-cell>
          <table:table-cell office:value-type="string" calcext:value-type="string">
            <text:p>ACTATGAGTTTGGAACCCTGAACAGACCGC</text:p>
          </table:table-cell>
          <table:table-cell office:value-type="string" calcext:value-type="string">
            <text:p>NA</text:p>
          </table:table-cell>
          <table:table-cell office:value-type="float" office:value="0.499886976799246" calcext:value-type="float">
            <text:p>0.4998869768</text:p>
          </table:table-cell>
        </table:table-row>
        <table:table-row table:style-name="ro1">
          <table:table-cell office:value-type="string" calcext:value-type="string">
            <text:p>kmer_3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GGTCTGTTCAGGGTTCCAAACTCATAGTG</text:p>
          </table:table-cell>
          <table:table-cell office:value-type="float" office:value="60.8276224430913" calcext:value-type="float">
            <text:p>60.8276224431</text:p>
          </table:table-cell>
          <table:table-cell office:value-type="float" office:value="28.3670922601998" calcext:value-type="float">
            <text:p>28.3670922602</text:p>
          </table:table-cell>
          <table:table-cell office:value-type="float" office:value="-2.73389910900931" calcext:value-type="float">
            <text:p>-2.733899109</text:p>
          </table:table-cell>
          <table:table-cell office:value-type="string" calcext:value-type="string">
            <text:p>CACTATGAGTTTGGAACCCTGAACAGACCG</text:p>
          </table:table-cell>
          <table:table-cell office:value-type="string" calcext:value-type="string">
            <text:p>NA</text:p>
          </table:table-cell>
          <table:table-cell office:value-type="float" office:value="0.499886976799246" calcext:value-type="float">
            <text:p>0.4998869768</text:p>
          </table:table-cell>
        </table:table-row>
        <table:table-row table:style-name="ro1">
          <table:table-cell office:value-type="string" calcext:value-type="string">
            <text:p>kmer_3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GTCTGTTCAGGGTTCCAAACTCATAGTGG</text:p>
          </table:table-cell>
          <table:table-cell office:value-type="float" office:value="60.5969149294257" calcext:value-type="float">
            <text:p>60.5969149294</text:p>
          </table:table-cell>
          <table:table-cell office:value-type="float" office:value="28.3670922601998" calcext:value-type="float">
            <text:p>28.3670922602</text:p>
          </table:table-cell>
          <table:table-cell office:value-type="float" office:value="-2.73389910900931" calcext:value-type="float">
            <text:p>-2.733899109</text:p>
          </table:table-cell>
          <table:table-cell office:value-type="string" calcext:value-type="string">
            <text:p>CCACTATGAGTTTGGAACCCTGAACAGACC</text:p>
          </table:table-cell>
          <table:table-cell office:value-type="float" office:value="27.2897561979574" calcext:value-type="float">
            <text:p>27.289756198</text:p>
          </table:table-cell>
          <table:table-cell office:value-type="float" office:value="0.499886976799246" calcext:value-type="float">
            <text:p>0.4998869768</text:p>
          </table:table-cell>
        </table:table-row>
        <table:table-row table:style-name="ro1">
          <table:table-cell office:value-type="string" calcext:value-type="string">
            <text:p>kmer_3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TCTGTTCAGGGTTCCAAACTCATAGTGGC</text:p>
          </table:table-cell>
          <table:table-cell office:value-type="float" office:value="61.0188918039485" calcext:value-type="float">
            <text:p>61.0188918039</text:p>
          </table:table-cell>
          <table:table-cell office:value-type="float" office:value="28.3670922601998" calcext:value-type="float">
            <text:p>28.3670922602</text:p>
          </table:table-cell>
          <table:table-cell office:value-type="float" office:value="-2.73389910900931" calcext:value-type="float">
            <text:p>-2.733899109</text:p>
          </table:table-cell>
          <table:table-cell office:value-type="string" calcext:value-type="string">
            <text:p>GCCACTATGAGTTTGGAACCCTGAACAGAC</text:p>
          </table:table-cell>
          <table:table-cell office:value-type="float" office:value="27.2897561979574" calcext:value-type="float">
            <text:p>27.289756198</text:p>
          </table:table-cell>
          <table:table-cell office:value-type="float" office:value="0.499886976799246" calcext:value-type="float">
            <text:p>0.4998869768</text:p>
          </table:table-cell>
        </table:table-row>
        <table:table-row table:style-name="ro1">
          <table:table-cell office:value-type="string" calcext:value-type="string">
            <text:p>kmer_3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CTGTTCAGGGTTCCAAACTCATAGTGGCA</text:p>
          </table:table-cell>
          <table:table-cell office:value-type="float" office:value="61.3237564649863" calcext:value-type="float">
            <text:p>61.323756465</text:p>
          </table:table-cell>
          <table:table-cell office:value-type="float" office:value="28.3670922601998" calcext:value-type="float">
            <text:p>28.3670922602</text:p>
          </table:table-cell>
          <table:table-cell office:value-type="float" office:value="-2.73389910900931" calcext:value-type="float">
            <text:p>-2.733899109</text:p>
          </table:table-cell>
          <table:table-cell office:value-type="string" calcext:value-type="string">
            <text:p>TGCCACTATGAGTTTGGAACCCTGAACAGA</text:p>
          </table:table-cell>
          <table:table-cell office:value-type="float" office:value="27.2897561979574" calcext:value-type="float">
            <text:p>27.289756198</text:p>
          </table:table-cell>
          <table:table-cell office:value-type="float" office:value="0.499886976799246" calcext:value-type="float">
            <text:p>0.4998869768</text:p>
          </table:table-cell>
        </table:table-row>
        <table:table-row table:style-name="ro1">
          <table:table-cell office:value-type="string" calcext:value-type="string">
            <text:p>kmer_3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TGTTCAGGGTTCCAAACTCATAGTGGCAA</text:p>
          </table:table-cell>
          <table:table-cell office:value-type="float" office:value="60.7410274421803" calcext:value-type="float">
            <text:p>60.7410274422</text:p>
          </table:table-cell>
          <table:table-cell office:value-type="float" office:value="28.3670922601998" calcext:value-type="float">
            <text:p>28.3670922602</text:p>
          </table:table-cell>
          <table:table-cell office:value-type="float" office:value="-32.4728971443276" calcext:value-type="float">
            <text:p>-32.4728971443</text:p>
          </table:table-cell>
          <table:table-cell office:value-type="string" calcext:value-type="string">
            <text:p>TTGCCACTATGAGTTTGGAACCCTGAACAG</text:p>
          </table:table-cell>
          <table:table-cell office:value-type="float" office:value="27.2897561979574" calcext:value-type="float">
            <text:p>27.289756198</text:p>
          </table:table-cell>
          <table:table-cell office:value-type="float" office:value="-49.7357989710835" calcext:value-type="float">
            <text:p>-49.7357989711</text:p>
          </table:table-cell>
        </table:table-row>
        <table:table-row table:style-name="ro1">
          <table:table-cell office:value-type="string" calcext:value-type="string">
            <text:p>kmer_39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TGTTCAGGGTTCCAAACTCATAGTGGCAAC</text:p>
          </table:table-cell>
          <table:table-cell table:style-name="ce1" office:value-type="float" office:value="60.9300294211508" calcext:value-type="float">
            <text:p>60.9300294212</text:p>
          </table:table-cell>
          <table:table-cell table:style-name="ce1" office:value-type="float" office:value="28.3670922601998" calcext:value-type="float">
            <text:p>28.3670922602</text:p>
          </table:table-cell>
          <table:table-cell table:style-name="ce1" office:value-type="float" office:value="-32.4728971443276" calcext:value-type="float">
            <text:p>-32.4728971443</text:p>
          </table:table-cell>
          <table:table-cell office:value-type="string" calcext:value-type="string">
            <text:p>GTTGCCACTATGAGTTTGGAACCCTGAACA</text:p>
          </table:table-cell>
          <table:table-cell office:value-type="float" office:value="23.0997426684999" calcext:value-type="float">
            <text:p>23.0997426685</text:p>
          </table:table-cell>
          <table:table-cell office:value-type="float" office:value="-49.7357989710835" calcext:value-type="float">
            <text:p>-49.7357989711</text:p>
          </table:table-cell>
        </table:table-row>
        <table:table-row table:style-name="ro1">
          <table:table-cell office:value-type="string" calcext:value-type="string">
            <text:p>kmer_4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GTTCAGGGTTCCAAACTCATAGTGGCAACT</text:p>
          </table:table-cell>
          <table:table-cell office:value-type="float" office:value="60.7412665806979" calcext:value-type="float">
            <text:p>60.7412665807</text:p>
          </table:table-cell>
          <table:table-cell office:value-type="float" office:value="31.7516488046679" calcext:value-type="float">
            <text:p>31.7516488047</text:p>
          </table:table-cell>
          <table:table-cell office:value-type="float" office:value="-8.41290059981191" calcext:value-type="float">
            <text:p>-8.4129005998</text:p>
          </table:table-cell>
          <table:table-cell office:value-type="string" calcext:value-type="string">
            <text:p>AGTTGCCACTATGAGTTTGGAACCCTGAAC</text:p>
          </table:table-cell>
          <table:table-cell office:value-type="float" office:value="26.8387033703087" calcext:value-type="float">
            <text:p>26.8387033703</text:p>
          </table:table-cell>
          <table:table-cell office:value-type="float" office:value="-25.9979349200919" calcext:value-type="float">
            <text:p>-25.9979349201</text:p>
          </table:table-cell>
        </table:table-row>
        <table:table-row table:style-name="ro1">
          <table:table-cell office:value-type="string" calcext:value-type="string">
            <text:p>kmer_4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TTCAGGGTTCCAAACTCATAGTGGCAACTA</text:p>
          </table:table-cell>
          <table:table-cell table:style-name="ce2" office:value-type="float" office:value="59.6874213714642" calcext:value-type="float">
            <text:p>59.6874213715</text:p>
          </table:table-cell>
          <table:table-cell table:style-name="ce2" office:value-type="float" office:value="39.7748879614053" calcext:value-type="float">
            <text:p>39.7748879614</text:p>
          </table:table-cell>
          <table:table-cell table:style-name="ce2" office:value-type="float" office:value="-2.80283268801207" calcext:value-type="float">
            <text:p>-2.802832688</text:p>
          </table:table-cell>
          <table:table-cell office:value-type="string" calcext:value-type="string">
            <text:p>TAGTTGCCACTATGAGTTTGGAACCCTGAA</text:p>
          </table:table-cell>
          <table:table-cell office:value-type="float" office:value="26.8387033703087" calcext:value-type="float">
            <text:p>26.8387033703</text:p>
          </table:table-cell>
          <table:table-cell office:value-type="float" office:value="-14.3529194836386" calcext:value-type="float">
            <text:p>-14.3529194836</text:p>
          </table:table-cell>
        </table:table-row>
        <table:table-row table:style-name="ro1">
          <table:table-cell office:value-type="string" calcext:value-type="string">
            <text:p>kmer_4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CAGGGTTCCAAACTCATAGTGGCAACTAA</text:p>
          </table:table-cell>
          <table:table-cell office:value-type="float" office:value="59.6874213714642" calcext:value-type="float">
            <text:p>59.6874213715</text:p>
          </table:table-cell>
          <table:table-cell office:value-type="float" office:value="37.3610125868738" calcext:value-type="float">
            <text:p>37.3610125869</text:p>
          </table:table-cell>
          <table:table-cell office:value-type="float" office:value="-0.766306087350188" calcext:value-type="float">
            <text:p>-0.7663060874</text:p>
          </table:table-cell>
          <table:table-cell office:value-type="string" calcext:value-type="string">
            <text:p>TTAGTTGCCACTATGAGTTTGGAACCCTGA</text:p>
          </table:table-cell>
          <table:table-cell office:value-type="float" office:value="30.268937965895" calcext:value-type="float">
            <text:p>30.2689379659</text:p>
          </table:table-cell>
          <table:table-cell office:value-type="float" office:value="-7.59328656597677" calcext:value-type="float">
            <text:p>-7.593286566</text:p>
          </table:table-cell>
        </table:table-row>
        <table:table-row table:style-name="ro1">
          <table:table-cell office:value-type="string" calcext:value-type="string">
            <text:p>kmer_4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GGGTTCCAAACTCATAGTGGCAACTAAA</text:p>
          </table:table-cell>
          <table:table-cell office:value-type="float" office:value="59.1196879924964" calcext:value-type="float">
            <text:p>59.1196879925</text:p>
          </table:table-cell>
          <table:table-cell office:value-type="float" office:value="37.3610125868738" calcext:value-type="float">
            <text:p>37.3610125869</text:p>
          </table:table-cell>
          <table:table-cell office:value-type="float" office:value="-0.766306087350188" calcext:value-type="float">
            <text:p>-0.7663060874</text:p>
          </table:table-cell>
          <table:table-cell office:value-type="string" calcext:value-type="string">
            <text:p>TTTAGTTGCCACTATGAGTTTGGAACCCTG</text:p>
          </table:table-cell>
          <table:table-cell office:value-type="float" office:value="30.268937965895" calcext:value-type="float">
            <text:p>30.2689379659</text:p>
          </table:table-cell>
          <table:table-cell office:value-type="float" office:value="-7.59328656597677" calcext:value-type="float">
            <text:p>-7.59328656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mer_324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GCGTTAGCTACAGCACTGCACGGGTCGAGT</text:p>
          </table:table-cell>
          <table:table-cell office:value-type="float" office:value="67.0184339566997" calcext:value-type="float">
            <text:p>67.0184339567</text:p>
          </table:table-cell>
          <table:table-cell office:value-type="float" office:value="42.975070486321" calcext:value-type="float">
            <text:p>42.9750704863</text:p>
          </table:table-cell>
          <table:table-cell office:value-type="float" office:value="9.34339350631484" calcext:value-type="float">
            <text:p>9.3433935063</text:p>
          </table:table-cell>
          <table:table-cell office:value-type="string" calcext:value-type="string">
            <text:p>ACTCGACCCGTGCAGTGCTGTAGCTAACGC</text:p>
          </table:table-cell>
          <table:table-cell office:value-type="float" office:value="40.6825817006059" calcext:value-type="float">
            <text:p>40.6825817006</text:p>
          </table:table-cell>
          <table:table-cell office:value-type="float" office:value="14.6932607814031" calcext:value-type="float">
            <text:p>14.6932607814</text:p>
          </table:table-cell>
        </table:table-row>
        <table:table-row table:style-name="ro1">
          <table:table-cell office:value-type="string" calcext:value-type="string">
            <text:p>kmer_325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GTTAGCTACAGCACTGCACGGGTCGAGTC</text:p>
          </table:table-cell>
          <table:table-cell office:value-type="float" office:value="65.6500930733347" calcext:value-type="float">
            <text:p>65.6500930733</text:p>
          </table:table-cell>
          <table:table-cell office:value-type="float" office:value="42.975070486321" calcext:value-type="float">
            <text:p>42.9750704863</text:p>
          </table:table-cell>
          <table:table-cell office:value-type="float" office:value="0.335891946024901" calcext:value-type="float">
            <text:p>0.335891946</text:p>
          </table:table-cell>
          <table:table-cell office:value-type="string" calcext:value-type="string">
            <text:p>GACTCGACCCGTGCAGTGCTGTAGCTAACG</text:p>
          </table:table-cell>
          <table:table-cell office:value-type="float" office:value="40.6825817006059" calcext:value-type="float">
            <text:p>40.6825817006</text:p>
          </table:table-cell>
          <table:table-cell office:value-type="float" office:value="14.6932607814031" calcext:value-type="float">
            <text:p>14.6932607814</text:p>
          </table:table-cell>
        </table:table-row>
        <table:table-row table:style-name="ro1">
          <table:table-cell office:value-type="string" calcext:value-type="string">
            <text:p>kmer_326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GTTAGCTACAGCACTGCACGGGTCGAGTCG</text:p>
          </table:table-cell>
          <table:table-cell office:value-type="float" office:value="65.6500930733347" calcext:value-type="float">
            <text:p>65.6500930733</text:p>
          </table:table-cell>
          <table:table-cell office:value-type="float" office:value="42.975070486321" calcext:value-type="float">
            <text:p>42.9750704863</text:p>
          </table:table-cell>
          <table:table-cell office:value-type="float" office:value="2.82376672133972" calcext:value-type="float">
            <text:p>2.8237667213</text:p>
          </table:table-cell>
          <table:table-cell office:value-type="string" calcext:value-type="string">
            <text:p>CGACTCGACCCGTGCAGTGCTGTAGCTAAC</text:p>
          </table:table-cell>
          <table:table-cell office:value-type="float" office:value="40.6825817006059" calcext:value-type="float">
            <text:p>40.6825817006</text:p>
          </table:table-cell>
          <table:table-cell office:value-type="float" office:value="14.6932607814031" calcext:value-type="float">
            <text:p>14.6932607814</text:p>
          </table:table-cell>
        </table:table-row>
        <table:table-row table:style-name="ro1">
          <table:table-cell office:value-type="string" calcext:value-type="string">
            <text:p>kmer_32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TTAGCTACAGCACTGCACGGGTCGAGTCGC</text:p>
          </table:table-cell>
          <table:table-cell office:value-type="float" office:value="66.8364187265967" calcext:value-type="float">
            <text:p>66.8364187266</text:p>
          </table:table-cell>
          <table:table-cell office:value-type="float" office:value="42.975070486321" calcext:value-type="float">
            <text:p>42.9750704863</text:p>
          </table:table-cell>
          <table:table-cell office:value-type="float" office:value="4.72275334851327" calcext:value-type="float">
            <text:p>4.7227533485</text:p>
          </table:table-cell>
          <table:table-cell office:value-type="string" calcext:value-type="string">
            <text:p>GCGACTCGACCCGTGCAGTGCTGTAGCTAA</text:p>
          </table:table-cell>
          <table:table-cell office:value-type="float" office:value="40.6825817006059" calcext:value-type="float">
            <text:p>40.6825817006</text:p>
          </table:table-cell>
          <table:table-cell office:value-type="float" office:value="14.6932607814031" calcext:value-type="float">
            <text:p>14.6932607814</text:p>
          </table:table-cell>
        </table:table-row>
        <table:table-row table:style-name="ro1">
          <table:table-cell office:value-type="string" calcext:value-type="string">
            <text:p>kmer_32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AGCTACAGCACTGCACGGGTCGAGTCGCA</text:p>
          </table:table-cell>
          <table:table-cell office:value-type="float" office:value="67.6378240566414" calcext:value-type="float">
            <text:p>67.6378240566</text:p>
          </table:table-cell>
          <table:table-cell office:value-type="float" office:value="42.975070486321" calcext:value-type="float">
            <text:p>42.9750704863</text:p>
          </table:table-cell>
          <table:table-cell office:value-type="float" office:value="4.72275334851327" calcext:value-type="float">
            <text:p>4.7227533485</text:p>
          </table:table-cell>
          <table:table-cell office:value-type="string" calcext:value-type="string">
            <text:p>TGCGACTCGACCCGTGCAGTGCTGTAGCTA</text:p>
          </table:table-cell>
          <table:table-cell office:value-type="float" office:value="40.6825817006059" calcext:value-type="float">
            <text:p>40.6825817006</text:p>
          </table:table-cell>
          <table:table-cell office:value-type="float" office:value="14.6932607814031" calcext:value-type="float">
            <text:p>14.6932607814</text:p>
          </table:table-cell>
        </table:table-row>
        <table:table-row table:style-name="ro1">
          <table:table-cell office:value-type="string" calcext:value-type="string">
            <text:p>kmer_32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GCTACAGCACTGCACGGGTCGAGTCGCAC</text:p>
          </table:table-cell>
          <table:table-cell office:value-type="float" office:value="68.5649786891941" calcext:value-type="float">
            <text:p>68.5649786892</text:p>
          </table:table-cell>
          <table:table-cell office:value-type="float" office:value="42.975070486321" calcext:value-type="float">
            <text:p>42.9750704863</text:p>
          </table:table-cell>
          <table:table-cell office:value-type="float" office:value="4.72275334851327" calcext:value-type="float">
            <text:p>4.7227533485</text:p>
          </table:table-cell>
          <table:table-cell office:value-type="string" calcext:value-type="string">
            <text:p>GTGCGACTCGACCCGTGCAGTGCTGTAGCT</text:p>
          </table:table-cell>
          <table:table-cell office:value-type="float" office:value="32.1669605571184" calcext:value-type="float">
            <text:p>32.1669605571</text:p>
          </table:table-cell>
          <table:table-cell office:value-type="float" office:value="14.6932607814031" calcext:value-type="float">
            <text:p>14.6932607814</text:p>
          </table:table-cell>
        </table:table-row>
        <table:table-row table:style-name="ro1">
          <table:table-cell office:value-type="string" calcext:value-type="string">
            <text:p>kmer_33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GCTACAGCACTGCACGGGTCGAGTCGCACA</text:p>
          </table:table-cell>
          <table:table-cell office:value-type="float" office:value="68.7284824664269" calcext:value-type="float">
            <text:p>68.7284824664</text:p>
          </table:table-cell>
          <table:table-cell office:value-type="float" office:value="39.6092989129975" calcext:value-type="float">
            <text:p>39.609298913</text:p>
          </table:table-cell>
          <table:table-cell office:value-type="float" office:value="4.72275334851327" calcext:value-type="float">
            <text:p>4.7227533485</text:p>
          </table:table-cell>
          <table:table-cell office:value-type="string" calcext:value-type="string">
            <text:p>TGTGCGACTCGACCCGTGCAGTGCTGTAGC</text:p>
          </table:table-cell>
          <table:table-cell office:value-type="float" office:value="32.7764143561686" calcext:value-type="float">
            <text:p>32.7764143562</text:p>
          </table:table-cell>
          <table:table-cell office:value-type="float" office:value="14.6932607814031" calcext:value-type="float">
            <text:p>14.6932607814</text:p>
          </table:table-cell>
        </table:table-row>
        <table:table-row table:style-name="ro1">
          <table:table-cell office:value-type="string" calcext:value-type="string">
            <text:p>kmer_33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CTACAGCACTGCACGGGTCGAGTCGCACAG</text:p>
          </table:table-cell>
          <table:table-cell office:value-type="float" office:value="67.3667234469913" calcext:value-type="float">
            <text:p>67.366723447</text:p>
          </table:table-cell>
          <table:table-cell office:value-type="float" office:value="35.291726433813" calcext:value-type="float">
            <text:p>35.2917264338</text:p>
          </table:table-cell>
          <table:table-cell office:value-type="float" office:value="4.72275334851327" calcext:value-type="float">
            <text:p>4.7227533485</text:p>
          </table:table-cell>
          <table:table-cell office:value-type="string" calcext:value-type="string">
            <text:p>CTGTGCGACTCGACCCGTGCAGTGCTGTAG</text:p>
          </table:table-cell>
          <table:table-cell office:value-type="float" office:value="28.4664099387937" calcext:value-type="float">
            <text:p>28.4664099388</text:p>
          </table:table-cell>
          <table:table-cell office:value-type="float" office:value="14.6932607814031" calcext:value-type="float">
            <text:p>14.6932607814</text:p>
          </table:table-cell>
        </table:table-row>
        <table:table-row table:style-name="ro1">
          <table:table-cell office:value-type="string" calcext:value-type="string">
            <text:p>kmer_33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ACAGCACTGCACGGGTCGAGTCGCACAGC</text:p>
          </table:table-cell>
          <table:table-cell office:value-type="float" office:value="68.7284824664269" calcext:value-type="float">
            <text:p>68.7284824664</text:p>
          </table:table-cell>
          <table:table-cell office:value-type="float" office:value="32.7142189045347" calcext:value-type="float">
            <text:p>32.7142189045</text:p>
          </table:table-cell>
          <table:table-cell office:value-type="float" office:value="16.150419894658" calcext:value-type="float">
            <text:p>16.1504198947</text:p>
          </table:table-cell>
          <table:table-cell office:value-type="string" calcext:value-type="string">
            <text:p>GCTGTGCGACTCGACCCGTGCAGTGCTGTA</text:p>
          </table:table-cell>
          <table:table-cell office:value-type="float" office:value="31.3878885498231" calcext:value-type="float">
            <text:p>31.3878885498</text:p>
          </table:table-cell>
          <table:table-cell office:value-type="float" office:value="14.6932607814031" calcext:value-type="float">
            <text:p>14.6932607814</text:p>
          </table:table-cell>
        </table:table-row>
        <table:table-row table:style-name="ro1">
          <table:table-cell office:value-type="string" calcext:value-type="string">
            <text:p>kmer_33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CAGCACTGCACGGGTCGAGTCGCACAGCA</text:p>
          </table:table-cell>
          <table:table-cell office:value-type="float" office:value="70.0847253760963" calcext:value-type="float">
            <text:p>70.0847253761</text:p>
          </table:table-cell>
          <table:table-cell office:value-type="float" office:value="32.7142189045347" calcext:value-type="float">
            <text:p>32.7142189045</text:p>
          </table:table-cell>
          <table:table-cell office:value-type="float" office:value="16.150419894658" calcext:value-type="float">
            <text:p>16.1504198947</text:p>
          </table:table-cell>
          <table:table-cell office:value-type="string" calcext:value-type="string">
            <text:p>TGCTGTGCGACTCGACCCGTGCAGTGCTGT</text:p>
          </table:table-cell>
          <table:table-cell office:value-type="float" office:value="31.1662044406792" calcext:value-type="float">
            <text:p>31.1662044407</text:p>
          </table:table-cell>
          <table:table-cell office:value-type="float" office:value="14.6932607814031" calcext:value-type="float">
            <text:p>14.6932607814</text:p>
          </table:table-cell>
        </table:table-row>
        <table:table-row table:style-name="ro1">
          <table:table-cell office:value-type="string" calcext:value-type="string">
            <text:p>kmer_33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GCACTGCACGGGTCGAGTCGCACAGCAC</text:p>
          </table:table-cell>
          <table:table-cell office:value-type="float" office:value="69.6277256816637" calcext:value-type="float">
            <text:p>69.6277256817</text:p>
          </table:table-cell>
          <table:table-cell office:value-type="float" office:value="32.7142189045347" calcext:value-type="float">
            <text:p>32.7142189045</text:p>
          </table:table-cell>
          <table:table-cell office:value-type="float" office:value="16.150419894658" calcext:value-type="float">
            <text:p>16.1504198947</text:p>
          </table:table-cell>
          <table:table-cell office:value-type="string" calcext:value-type="string">
            <text:p>GTGCTGTGCGACTCGACCCGTGCAGTGCTG</text:p>
          </table:table-cell>
          <table:table-cell office:value-type="float" office:value="31.1662044406792" calcext:value-type="float">
            <text:p>31.1662044407</text:p>
          </table:table-cell>
          <table:table-cell office:value-type="float" office:value="14.6932607814031" calcext:value-type="float">
            <text:p>14.6932607814</text:p>
          </table:table-cell>
        </table:table-row>
        <table:table-row table:style-name="ro1">
          <table:table-cell office:value-type="string" calcext:value-type="string">
            <text:p>kmer_335</text:p>
          </table:table-cell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AGCACTGCACGGGTCGAGTCGCACAGCACC</text:p>
          </table:table-cell>
          <table:table-cell office:value-type="float" office:value="70.4874299615137" calcext:value-type="float">
            <text:p>70.4874299615</text:p>
          </table:table-cell>
          <table:table-cell office:value-type="float" office:value="32.7142189045347" calcext:value-type="float">
            <text:p>32.7142189045</text:p>
          </table:table-cell>
          <table:table-cell office:value-type="float" office:value="16.150419894658" calcext:value-type="float">
            <text:p>16.1504198947</text:p>
          </table:table-cell>
          <table:table-cell table:style-name="ce2" office:value-type="string" calcext:value-type="string">
            <text:p>GGTGCTGTGCGACTCGACCCGTGCAGTGCT</text:p>
          </table:table-cell>
          <table:table-cell table:style-name="ce2" office:value-type="float" office:value="31.1662044406792" calcext:value-type="float">
            <text:p>31.1662044407</text:p>
          </table:table-cell>
          <table:table-cell table:style-name="ce2" office:value-type="float" office:value="14.6932607814031" calcext:value-type="float">
            <text:p>14.6932607814</text:p>
          </table:table-cell>
        </table:table-row>
        <table:table-row table:style-name="ro1">
          <table:table-cell office:value-type="string" calcext:value-type="string">
            <text:p>kmer_336</text:p>
          </table:table-cell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GCACTGCACGGGTCGAGTCGCACAGCACCT</text:p>
          </table:table-cell>
          <table:table-cell office:value-type="float" office:value="70.4874299615137" calcext:value-type="float">
            <text:p>70.4874299615</text:p>
          </table:table-cell>
          <table:table-cell office:value-type="float" office:value="32.7142189045347" calcext:value-type="float">
            <text:p>32.7142189045</text:p>
          </table:table-cell>
          <table:table-cell office:value-type="float" office:value="16.150419894658" calcext:value-type="float">
            <text:p>16.1504198947</text:p>
          </table:table-cell>
          <table:table-cell table:style-name="ce2" office:value-type="string" calcext:value-type="string">
            <text:p>AGGTGCTGTGCGACTCGACCCGTGCAGTGC</text:p>
          </table:table-cell>
          <table:table-cell table:style-name="ce2" office:value-type="float" office:value="31.3878885498231" calcext:value-type="float">
            <text:p>31.3878885498</text:p>
          </table:table-cell>
          <table:table-cell table:style-name="ce2" office:value-type="float" office:value="5.31524136291347" calcext:value-type="float">
            <text:p>5.3152413629</text:p>
          </table:table-cell>
        </table:table-row>
        <table:table-row table:style-name="ro1">
          <table:table-cell office:value-type="string" calcext:value-type="string">
            <text:p>kmer_337</text:p>
          </table:table-cell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CACTGCACGGGTCGAGTCGCACAGCACCTA</text:p>
          </table:table-cell>
          <table:table-cell office:value-type="float" office:value="68.367144577351" calcext:value-type="float">
            <text:p>68.3671445774</text:p>
          </table:table-cell>
          <table:table-cell office:value-type="float" office:value="32.7142189045347" calcext:value-type="float">
            <text:p>32.7142189045</text:p>
          </table:table-cell>
          <table:table-cell office:value-type="float" office:value="16.150419894658" calcext:value-type="float">
            <text:p>16.1504198947</text:p>
          </table:table-cell>
          <table:table-cell table:style-name="ce2" office:value-type="string" calcext:value-type="string">
            <text:p>TAGGTGCTGTGCGACTCGACCCGTGCAGTG</text:p>
          </table:table-cell>
          <table:table-cell table:style-name="ce2" office:value-type="float" office:value="31.3878885498231" calcext:value-type="float">
            <text:p>31.3878885498</text:p>
          </table:table-cell>
          <table:table-cell table:style-name="ce2" office:value-type="float" office:value="-1.52011158238105" calcext:value-type="float">
            <text:p>-1.5201115824</text:p>
          </table:table-cell>
        </table:table-row>
        <table:table-row table:style-name="ro1">
          <table:table-cell office:value-type="string" calcext:value-type="string">
            <text:p>kmer_33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CTGCACGGGTCGAGTCGCACAGCACCTAG</text:p>
          </table:table-cell>
          <table:table-cell office:value-type="float" office:value="68.2017712706" calcext:value-type="float">
            <text:p>68.2017712706</text:p>
          </table:table-cell>
          <table:table-cell office:value-type="float" office:value="32.7142189045347" calcext:value-type="float">
            <text:p>32.7142189045</text:p>
          </table:table-cell>
          <table:table-cell office:value-type="float" office:value="16.150419894658" calcext:value-type="float">
            <text:p>16.1504198947</text:p>
          </table:table-cell>
          <table:table-cell office:value-type="string" calcext:value-type="string">
            <text:p>CTAGGTGCTGTGCGACTCGACCCGTGCAGT</text:p>
          </table:table-cell>
          <table:table-cell office:value-type="float" office:value="31.3878885498231" calcext:value-type="float">
            <text:p>31.3878885498</text:p>
          </table:table-cell>
          <table:table-cell office:value-type="float" office:value="-1.52011158238105" calcext:value-type="float">
            <text:p>-1.5201115824</text:p>
          </table:table-cell>
        </table:table-row>
        <table:table-row table:style-name="ro1">
          <table:table-cell office:value-type="string" calcext:value-type="string">
            <text:p>kmer_339</text:p>
          </table:table-cell>
          <table:table-cell table:style-name="ce1" office:value-type="float" office:value="205" calcext:value-type="float">
            <text:p>205</text:p>
          </table:table-cell>
          <table:table-cell office:value-type="string" calcext:value-type="string">
            <text:p>CTGCACGGGTCGAGTCGCACAGCACCTAGT</text:p>
          </table:table-cell>
          <table:table-cell office:value-type="float" office:value="68.2017712706" calcext:value-type="float">
            <text:p>68.2017712706</text:p>
          </table:table-cell>
          <table:table-cell office:value-type="string" calcext:value-type="string">
            <text:p>NA</text:p>
          </table:table-cell>
          <table:table-cell office:value-type="float" office:value="11.4384888518309" calcext:value-type="float">
            <text:p>11.4384888518</text:p>
          </table:table-cell>
          <table:table-cell table:style-name="ce1" office:value-type="string" calcext:value-type="string">
            <text:p>ACTAGGTGCTGTGCGACTCGACCCGTGCAG</text:p>
          </table:table-cell>
          <table:table-cell table:style-name="ce1" office:value-type="float" office:value="32.4855530293636" calcext:value-type="float">
            <text:p>32.4855530294</text:p>
          </table:table-cell>
          <table:table-cell table:style-name="ce1" office:value-type="float" office:value="-1.52011158238105" calcext:value-type="float">
            <text:p>-1.5201115824</text:p>
          </table:table-cell>
        </table:table-row>
        <table:table-row table:style-name="ro1">
          <table:table-cell office:value-type="string" calcext:value-type="string">
            <text:p>kmer_34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TGCACGGGTCGAGTCGCACAGCACCTAGTA</text:p>
          </table:table-cell>
          <table:table-cell office:value-type="float" office:value="67.4371924215799" calcext:value-type="float">
            <text:p>67.4371924216</text:p>
          </table:table-cell>
          <table:table-cell office:value-type="string" calcext:value-type="string">
            <text:p>NA</text:p>
          </table:table-cell>
          <table:table-cell office:value-type="float" office:value="11.4384888518309" calcext:value-type="float">
            <text:p>11.4384888518</text:p>
          </table:table-cell>
          <table:table-cell office:value-type="string" calcext:value-type="string">
            <text:p>TACTAGGTGCTGTGCGACTCGACCCGTGCA</text:p>
          </table:table-cell>
          <table:table-cell office:value-type="string" calcext:value-type="string">
            <text:p>NA</text:p>
          </table:table-cell>
          <table:table-cell office:value-type="float" office:value="-1.52011158238105" calcext:value-type="float">
            <text:p>-1.5201115824</text:p>
          </table:table-cell>
        </table:table-row>
        <table:table-row table:style-name="ro1">
          <table:table-cell office:value-type="string" calcext:value-type="string">
            <text:p>kmer_34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GCACGGGTCGAGTCGCACAGCACCTAGTAT</text:p>
          </table:table-cell>
          <table:table-cell office:value-type="float" office:value="66.5113845162778" calcext:value-type="float">
            <text:p>66.5113845163</text:p>
          </table:table-cell>
          <table:table-cell office:value-type="string" calcext:value-type="string">
            <text:p>NA</text:p>
          </table:table-cell>
          <table:table-cell office:value-type="float" office:value="11.4384888518309" calcext:value-type="float">
            <text:p>11.4384888518</text:p>
          </table:table-cell>
          <table:table-cell office:value-type="string" calcext:value-type="string">
            <text:p>ATACTAGGTGCTGTGCGACTCGACCCGTGC</text:p>
          </table:table-cell>
          <table:table-cell office:value-type="string" calcext:value-type="string">
            <text:p>NA</text:p>
          </table:table-cell>
          <table:table-cell office:value-type="float" office:value="-1.52011158238105" calcext:value-type="float">
            <text:p>-1.5201115824</text:p>
          </table:table-cell>
        </table:table-row>
        <table:table-row table:style-name="ro1">
          <table:table-cell office:value-type="string" calcext:value-type="string">
            <text:p>kmer_34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ACGGGTCGAGTCGCACAGCACCTAGTATC</text:p>
          </table:table-cell>
          <table:table-cell office:value-type="float" office:value="65.1367036459903" calcext:value-type="float">
            <text:p>65.136703646</text:p>
          </table:table-cell>
          <table:table-cell office:value-type="string" calcext:value-type="string">
            <text:p>NA</text:p>
          </table:table-cell>
          <table:table-cell office:value-type="float" office:value="11.4384888518309" calcext:value-type="float">
            <text:p>11.4384888518</text:p>
          </table:table-cell>
          <table:table-cell office:value-type="string" calcext:value-type="string">
            <text:p>GATACTAGGTGCTGTGCGACTCGACCCGTG</text:p>
          </table:table-cell>
          <table:table-cell office:value-type="string" calcext:value-type="string">
            <text:p>NA</text:p>
          </table:table-cell>
          <table:table-cell office:value-type="float" office:value="-1.52011158238105" calcext:value-type="float">
            <text:p>-1.5201115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55:46.267450123</meta:creation-date>
    <dc:date>2017-11-02T16:14:29.789951901</dc:date>
    <meta:editing-duration>PT3M32S</meta:editing-duration>
    <meta:editing-cycles>2</meta:editing-cycles>
    <meta:generator>LibreOffice/4.4.3.2$Linux_X86_64 LibreOffice_project/40m0$Build-2</meta:generator>
    <meta:document-statistic meta:table-count="1" meta:cell-count="315" meta:object-count="0"/>
  </office:meta>
</office:document-meta>
</file>